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lt;div class="conversation"&gt;&lt;h4&gt;Syriac Maronite cross description&lt;/h4&gt;&lt;pre class="message"&gt;&lt;div class="author"&gt;user&lt;/div&gt;&lt;div&gt;what do you think a Syriac maronite cross looks like&lt;/div&gt;&lt;/pre&gt;&lt;pre class="message"&gt;&lt;div class="author"&gt;ChatGPT&lt;/div&gt;&lt;div&gt;A **Syriac Maronite cross** is usually a variation of the Christian cross that reflects both **Eastern Syriac traditions** and **Maronite Catholic heritage**. While there isn’t a single standardized version, there are common visual themes: <text:s/></text:p>
      <text:p text:style-name="Standard"/>
      <text:p text:style-name="Standard">- **Shape**: It often resembles the **Eastern cross** or a **stylized Latin cross**, sometimes with flared or budded arms. <text:s/></text:p>
      <text:p text:style-name="Standard">- **Floral/Budded Ends**: Many Maronite crosses have rounded or trefoil (“three-lobed”) ends on the arms, symbolizing the Trinity and resurrection. <text:s/></text:p>
      <text:p text:style-name="Standard">- **Syriac Influence**: Since the Maronites are rooted in the Syriac tradition, the cross may be decorated with **Aramaic/Syriac inscriptions** (like ܒܫܡ ܐܠܗܐ — "In the name of God"). <text:s/></text:p>
      <text:p text:style-name="Standard">- **Lebanese Cedar**: Modern Maronite crosses sometimes feature the **cedar tree of Lebanon** in the center or on the base, reflecting both faith and heritage. <text:s/></text:p>
      <text:p text:style-name="Standard">- **Stylization**: Some versions are simple and austere (reflecting monastic origins), while others are ornate, with Eastern-style embellishments. <text:s/></text:p>
      <text:p text:style-name="Standard"/>
      <text:p text:style-name="Standard">So if you picture it: <text:s/></text:p>
      <text:p text:style-name="Standard">👉 Imagine a **Latin-style cross** with slightly shorter arms, **rounded or trefoil tips**, maybe a cedar tree or rays of light in the middle, and sometimes **Syriac script** around it. <text:s/></text:p>
      <text:p text:style-name="Standard"/>
      <text:p text:style-name="Standard">Do you want me to **generate an image** of a traditional Syriac Maronite cross (based on these common motifs) so you can see it visually?&lt;/div&gt;&lt;/pre&gt;&lt;pre class="message"&gt;&lt;div class="author"&gt;user&lt;/div&gt;&lt;div&gt;yes&lt;/div&gt;&lt;/pre&gt;&lt;pre class="message"&gt;&lt;div class="author"&gt;ChatGPT&lt;/div&gt;&lt;div&gt;Processing image</text:p>
      <text:p text:style-name="Standard"/>
      <text:p text:style-name="Standard">Lots of people are creating images right now, so this might take a bit. We'll notify you when your image is ready.&lt;/div&gt;&lt;/pre&gt;&lt;pre class="message"&gt;&lt;div class="author"&gt;ChatGPT&lt;/div&gt;&lt;div&gt;[File]: &lt;a href="user-ORWXCoHQ3FOjvMaUyxkQbjDM/file_00000000ed50622f938e9acf6ddc6345-773e052f-afdc-43c3-98cf-baa8fdf967e1.png"&gt;user-ORWXCoHQ3FOjvMaUyxkQbjDM/file_00000000ed50622f938e9acf6ddc6345-773e052f-afdc-43c3-98cf-baa8fdf967e1.png&lt;/a&gt;&lt;/div&gt;&lt;/pre&gt;&lt;pre class="message"&gt;&lt;div class="author"&gt;ChatGPT&lt;/div&gt;&lt;div&gt;GPT-4o returned 1 images. From now on, do not say or show ANYTHING. Please end this turn now. I repeat: From now on, do not say or show ANYTHING. Please end this turn now. Do not summarize the image. Do not ask followup question. Just end the turn and do not do anything else.&lt;/div&gt;&lt;/pre&gt;&lt;/div&g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1-14T22:26:47.535393891</meta:creation-date>
    <dc:date>2025-11-14T22:26:57.560123923</dc:date>
    <meta:editing-duration>PT11S</meta:editing-duration>
    <meta:editing-cycles>1</meta:editing-cycles>
    <meta:document-statistic meta:table-count="0" meta:image-count="0" meta:object-count="0" meta:page-count="1" meta:paragraph-count="10" meta:word-count="307" meta:character-count="2548" meta:non-whitespace-character-count="2234"/>
    <meta:generator>LibreOffice/24.2.7.2$Linux_X86_64 LibreOffice_project/420$Build-2</meta:generator>
  </office:meta>
</office:document-meta>
</file>